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/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0.0131449699402" calcext:value-type="float">
            <text:p>0,0131449699</text:p>
          </table:table-cell>
          <table:table-cell office:value-type="float" office:value="22.1493530273" calcext:value-type="float">
            <text:p>22,14935302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3:.B3])" office:value-type="float" office:value="0.317535921300006" calcext:value-type="float">
            <text:p>0,32</text:p>
          </table:table-cell>
          <table:table-cell/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0.014328956604" calcext:value-type="float">
            <text:p>0,0143289566</text:p>
          </table:table-cell>
          <table:table-cell office:value-type="float" office:value="21.8922410011" calcext:value-type="float">
            <text:p>21,892241001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4:.B4])" office:value-type="float" office:value="0.269905533100001" calcext:value-type="float">
            <text:p>0,27</text:p>
          </table:table-cell>
          <table:table-cell/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0.0131099224091" calcext:value-type="float">
            <text:p>0,0131099224</text:p>
          </table:table-cell>
          <table:table-cell office:value-type="float" office:value="21.9145209789" calcext:value-type="float">
            <text:p>21,914520978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/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0.0132179260254" calcext:value-type="float">
            <text:p>0,013217926</text:p>
          </table:table-cell>
          <table:table-cell office:value-type="float" office:value="21.8913760185" calcext:value-type="float">
            <text:p>21,891376018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8032865" calcext:value-type="float">
            <text:p>99,74</text:p>
          </table:table-cell>
          <table:table-cell table:style-name="ce3" table:formula="of:=100 - SUM([.A6:.B6])" office:value-type="float" office:value="0.261967135000006" calcext:value-type="float">
            <text:p>0,26</text:p>
          </table:table-cell>
          <table:table-cell/>
          <table:table-cell table:style-name="ce4" table:formula="of:=[.E22]+[.H22]" office:value-type="float" office:value="12564" calcext:value-type="float">
            <text:p>12564</text:p>
          </table:table-cell>
          <table:table-cell table:formula="of:=12597-[.E6]" office:value-type="float" office:value="33" calcext:value-type="float">
            <text:p>33</text:p>
          </table:table-cell>
          <table:table-cell office:value-type="float" office:value="0.0129659175873" calcext:value-type="float">
            <text:p>0,0129659176</text:p>
          </table:table-cell>
          <table:table-cell office:value-type="float" office:value="21.9062979221" calcext:value-type="float">
            <text:p>21,906297922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7:.B7])" office:value-type="float" office:value="0.3254743193" calcext:value-type="float">
            <text:p>0,33</text:p>
          </table:table-cell>
          <table:table-cell/>
          <table:table-cell table:style-name="ce4" table:formula="of:=[.E23]+[.H23]" office:value-type="float" office:value="12556" calcext:value-type="float">
            <text:p>12556</text:p>
          </table:table-cell>
          <table:table-cell table:formula="of:=12597-[.E7]" office:value-type="float" office:value="41" calcext:value-type="float">
            <text:p>41</text:p>
          </table:table-cell>
          <table:table-cell office:value-type="float" office:value="0.0130171775818" calcext:value-type="float">
            <text:p>0,0130171776</text:p>
          </table:table-cell>
          <table:table-cell office:value-type="float" office:value="21.895209074" calcext:value-type="float">
            <text:p>21,8952090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777248551" calcext:value-type="float">
            <text:p>99,78</text:p>
          </table:table-cell>
          <table:table-cell table:style-name="ce3" table:formula="of:=100 - SUM([.A8:.B8])" office:value-type="float" office:value="0.222275144899996" calcext:value-type="float">
            <text:p>0,22</text:p>
          </table:table-cell>
          <table:table-cell/>
          <table:table-cell table:style-name="ce4" table:formula="of:=[.E24]+[.H24]" office:value-type="float" office:value="12569" calcext:value-type="float">
            <text:p>12569</text:p>
          </table:table-cell>
          <table:table-cell table:formula="of:=12597-[.E8]" office:value-type="float" office:value="28" calcext:value-type="float">
            <text:p>28</text:p>
          </table:table-cell>
          <table:table-cell office:value-type="float" office:value="0.0128312110901" calcext:value-type="float">
            <text:p>0,0128312111</text:p>
          </table:table-cell>
          <table:table-cell office:value-type="float" office:value="21.8832809925" calcext:value-type="float">
            <text:p>21,88328099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8015558025" calcext:value-type="float">
            <text:p>99,80</text:p>
          </table:table-cell>
          <table:table-cell table:style-name="ce3" table:formula="of:=100 - SUM([.A9:.B9])" office:value-type="float" office:value="0.198444197499995" calcext:value-type="float">
            <text:p>0,20</text:p>
          </table:table-cell>
          <table:table-cell/>
          <table:table-cell table:style-name="ce4" table:formula="of:=[.E25]+[.H25]" office:value-type="float" office:value="12572" calcext:value-type="float">
            <text:p>12572</text:p>
          </table:table-cell>
          <table:table-cell table:formula="of:=12597-[.E9]" office:value-type="float" office:value="25" calcext:value-type="float">
            <text:p>25</text:p>
          </table:table-cell>
          <table:table-cell office:value-type="float" office:value="0.0131189823151" calcext:value-type="float">
            <text:p>0,0131189823</text:p>
          </table:table-cell>
          <table:table-cell office:value-type="float" office:value="21.8909139633" calcext:value-type="float">
            <text:p>21,89091396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24449729919" calcext:value-type="float">
            <text:p>0,012444973</text:p>
          </table:table-cell>
          <table:table-cell office:value-type="float" office:value="21.8692669868" calcext:value-type="float">
            <text:p>21,869266986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428004445" calcext:value-type="float">
            <text:p>99,64</text:p>
          </table:table-cell>
          <table:table-cell table:style-name="ce3" table:formula="of:=100 - SUM([.A11:.B11])" office:value-type="float" office:value="0.357199555500003" calcext:value-type="float">
            <text:p>0,36</text:p>
          </table:table-cell>
          <table:table-cell/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0.0128319263458" calcext:value-type="float">
            <text:p>0,0128319263</text:p>
          </table:table-cell>
          <table:table-cell office:value-type="float" office:value="21.8513841629" calcext:value-type="float">
            <text:p>21,85138416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62863303" calcext:value-type="float">
            <text:p>99,7062863303</text:p>
          </table:table-cell>
          <table:table-cell table:formula="of:=AVERAGE([.C2:.C11])" office:value-type="float" office:value="0.2937136697" calcext:value-type="float">
            <text:p>0,29371366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60" calcext:value-type="float">
            <text:p>12560</text:p>
          </table:table-cell>
          <table:table-cell table:formula="of:=AVERAGE([.F2:.F11])" office:value-type="float" office:value="37" calcext:value-type="float">
            <text:p>37</text:p>
          </table:table-cell>
          <table:table-cell table:formula="of:=SUM([.G2:.G11])/10" office:value-type="float" office:value="0.01310119628907" calcext:value-type="float">
            <text:p>0,0131011963</text:p>
          </table:table-cell>
          <table:table-cell table:formula="of:=SUM([.H2:.H11])/10" office:value-type="float" office:value="21.91438441274" calcext:value-type="float">
            <text:p>21,91438441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5" calcext:value-type="float">
            <text:p>5844,5</text:p>
          </table:table-cell>
          <table:table-cell table:formula="of:=AVERAGE([.G18:.G27])" office:value-type="float" office:value="18.2" calcext:value-type="float">
            <text:p>18,2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8" calcext:value-type="float">
            <text:p>18,8</text:p>
          </table:table-cell>
          <table:table-cell table:formula="of:=AVERAGE([.H18:.H27])" office:value-type="float" office:value="6715.5" calcext:value-type="float">
            <text:p>6715,5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39" calcext:value-type="float">
            <text:p>67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67" calcext:value-type="float">
            <text:p>67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5" calcext:value-type="float">
            <text:p>5844,5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72" calcext:value-type="float">
            <text:p>677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8" calcext:value-type="float">
            <text:p>18,8</text:p>
          </table:table-cell>
          <table:table-cell table:number-columns-repeated="2"/>
          <table:table-cell office:value-type="float" office:value="5909" calcext:value-type="float">
            <text:p>590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655" calcext:value-type="float">
            <text:p>665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2" calcext:value-type="float">
            <text:p>18,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3:.G23])" office:value-type="float" office:value="6679" calcext:value-type="float">
            <text:p>66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5" calcext:value-type="float">
            <text:p>6715,5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12597-SUM([.E24:.G24])" office:value-type="float" office:value="6752" calcext:value-type="float">
            <text:p>67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37" calcext:value-type="float">
            <text:p>663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660" calcext:value-type="float">
            <text:p>666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62792728427" calcext:value-type="float">
            <text:p>0,9970627927</text:p>
          </table:table-cell>
          <table:table-cell table:number-columns-repeated="2"/>
          <table:table-cell table:formula="of:=SUM([.E18:.E27])/10" office:value-type="float" office:value="5844.5" calcext:value-type="float">
            <text:p>5844,5</text:p>
          </table:table-cell>
          <table:table-cell table:formula="of:=SUM([.F18:.F27])/10" office:value-type="float" office:value="18.8" calcext:value-type="float">
            <text:p>18,8</text:p>
          </table:table-cell>
          <table:table-cell table:formula="of:=SUM([.G18:.G27])/10" office:value-type="float" office:value="18.2" calcext:value-type="float">
            <text:p>18,2</text:p>
          </table:table-cell>
          <table:table-cell table:formula="of:=SUM([.H18:.H27])/10" office:value-type="float" office:value="6715.5" calcext:value-type="float">
            <text:p>671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372072715726" calcext:value-type="float">
            <text:p>0,0029372073</text:p>
          </table:table-cell>
          <table:table-cell table:number-columns-repeated="2"/>
          <table:table-cell table:formula="of:=SUM([.E18:.E27])" office:value-type="float" office:value="58445" calcext:value-type="float">
            <text:p>58445</text:p>
          </table:table-cell>
          <table:table-cell table:formula="of:=SUM([.F18:.F27])" office:value-type="float" office:value="188" calcext:value-type="float">
            <text:p>188</text:p>
          </table:table-cell>
          <table:table-cell table:formula="of:=SUM([.G18:.G27])" office:value-type="float" office:value="182" calcext:value-type="float">
            <text:p>182</text:p>
          </table:table-cell>
          <table:table-cell table:formula="of:=SUM([.H18:.H27])" office:value-type="float" office:value="67155" calcext:value-type="float">
            <text:p>6715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95628294131" calcext:value-type="float">
            <text:p>0,99689562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08321577595" calcext:value-type="float">
            <text:p>0,997208321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7:21.4541716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0:48.832567023</meta:creation-date>
    <dc:date>2018-01-23T23:28:03.955237384</dc:date>
    <meta:editing-duration>PT4M30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